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desec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-256.514" calcext:value-type="float">
            <text:p>-256.514</text:p>
          </table:table-cell>
          <table:table-cell office:value-type="float" office:value="-247.829" calcext:value-type="float">
            <text:p>-247.829</text:p>
          </table:table-cell>
          <table:table-cell office:value-type="float" office:value="-247.884" calcext:value-type="float">
            <text:p>-247.884</text:p>
          </table:table-cell>
          <table:table-cell office:value-type="float" office:value="-247.53" calcext:value-type="float">
            <text:p>-247.53</text:p>
          </table:table-cell>
          <table:table-cell office:value-type="float" office:value="-256.699" calcext:value-type="float">
            <text:p>-256.699</text:p>
          </table:table-cell>
          <table:table-cell office:value-type="float" office:value="-251.556" calcext:value-type="float">
            <text:p>-251.556</text:p>
          </table:table-cell>
          <table:table-cell table:style-name="ce1" office:value-type="float" office:value="-250.623" calcext:value-type="float">
            <text:p>-250.623</text:p>
          </table:table-cell>
          <table:table-cell office:value-type="float" office:value="-245.577" calcext:value-type="float">
            <text:p>-245.577</text:p>
          </table:table-cell>
          <table:table-cell/>
        </table:table-row>
        <table:table-row table:style-name="ro1">
          <table:table-cell office:value-type="float" office:value="-257.486" calcext:value-type="float">
            <text:p>-257.486</text:p>
          </table:table-cell>
          <table:table-cell office:value-type="float" office:value="-246.029" calcext:value-type="float">
            <text:p>-246.029</text:p>
          </table:table-cell>
          <table:table-cell office:value-type="float" office:value="-247.458" calcext:value-type="float">
            <text:p>-247.458</text:p>
          </table:table-cell>
          <table:table-cell office:value-type="float" office:value="-248.423" calcext:value-type="float">
            <text:p>-248.423</text:p>
          </table:table-cell>
          <table:table-cell office:value-type="float" office:value="-261.499" calcext:value-type="float">
            <text:p>-261.499</text:p>
          </table:table-cell>
          <table:table-cell office:value-type="float" office:value="-249.368" calcext:value-type="float">
            <text:p>-249.368</text:p>
          </table:table-cell>
          <table:table-cell office:value-type="float" office:value="-257.821" calcext:value-type="float">
            <text:p>-257.821</text:p>
          </table:table-cell>
          <table:table-cell office:value-type="float" office:value="-258.303" calcext:value-type="float">
            <text:p>-258.3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desect</text:p>
          </table:table-cell>
          <table:table-cell table:number-columns-repeated="7"/>
        </table:table-row>
        <table:table-row table:style-name="ro1">
          <table:table-cell office:value-type="float" office:value="-258.864" calcext:value-type="float">
            <text:p>-258.864</text:p>
          </table:table-cell>
          <table:table-cell office:value-type="float" office:value="-250.144" calcext:value-type="float">
            <text:p>-250.144</text:p>
          </table:table-cell>
          <table:table-cell office:value-type="float" office:value="-249.271" calcext:value-type="float">
            <text:p>-249.271</text:p>
          </table:table-cell>
          <table:table-cell office:value-type="float" office:value="-248.584" calcext:value-type="float">
            <text:p>-248.584</text:p>
          </table:table-cell>
          <table:table-cell office:value-type="float" office:value="-258.88" calcext:value-type="float">
            <text:p>-258.88</text:p>
          </table:table-cell>
          <table:table-cell office:value-type="float" office:value="-254.118" calcext:value-type="float">
            <text:p>-254.118</text:p>
          </table:table-cell>
          <table:table-cell office:value-type="float" office:value="-252.295" calcext:value-type="float">
            <text:p>-252.295</text:p>
          </table:table-cell>
          <table:table-cell office:value-type="float" office:value="-247.026" calcext:value-type="float">
            <text:p>-247.026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float" office:value="-259.55" calcext:value-type="float">
            <text:p>-259.55</text:p>
          </table:table-cell>
          <table:table-cell office:value-type="float" office:value="-247.569" calcext:value-type="float">
            <text:p>-247.569</text:p>
          </table:table-cell>
          <table:table-cell office:value-type="float" office:value="-250.057" calcext:value-type="float">
            <text:p>-250.057</text:p>
          </table:table-cell>
          <table:table-cell office:value-type="float" office:value="-250.36" calcext:value-type="float">
            <text:p>-250.36</text:p>
          </table:table-cell>
          <table:table-cell office:value-type="float" office:value="-263.002" calcext:value-type="float">
            <text:p>-263.002</text:p>
          </table:table-cell>
          <table:table-cell office:value-type="float" office:value="-251.63" calcext:value-type="float">
            <text:p>-251.63</text:p>
          </table:table-cell>
          <table:table-cell office:value-type="float" office:value="-259.848" calcext:value-type="float">
            <text:p>-259.848</text:p>
          </table:table-cell>
          <table:table-cell office:value-type="float" office:value="-260.593" calcext:value-type="float">
            <text:p>-260.59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desect</text:p>
          </table:table-cell>
          <table:table-cell table:number-columns-repeated="7"/>
        </table:table-row>
        <table:table-row table:style-name="ro1">
          <table:table-cell office:value-type="float" office:value="-260.934" calcext:value-type="float">
            <text:p>-260.934</text:p>
          </table:table-cell>
          <table:table-cell office:value-type="float" office:value="-251.649" calcext:value-type="float">
            <text:p>-251.649</text:p>
          </table:table-cell>
          <table:table-cell office:value-type="float" office:value="-251.591" calcext:value-type="float">
            <text:p>-251.591</text:p>
          </table:table-cell>
          <table:table-cell office:value-type="float" office:value="-251.509" calcext:value-type="float">
            <text:p>-251.509</text:p>
          </table:table-cell>
          <table:table-cell office:value-type="float" office:value="-261.582" calcext:value-type="float">
            <text:p>-261.582</text:p>
          </table:table-cell>
          <table:table-cell office:value-type="float" office:value="-256.312" calcext:value-type="float">
            <text:p>-256.312</text:p>
          </table:table-cell>
          <table:table-cell office:value-type="float" office:value="-254.75" calcext:value-type="float">
            <text:p>-254.75</text:p>
          </table:table-cell>
          <table:table-cell office:value-type="float" office:value="-249.673" calcext:value-type="float">
            <text:p>-249.673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 office:value-type="float" office:value="-261.633" calcext:value-type="float">
            <text:p>-261.633</text:p>
          </table:table-cell>
          <table:table-cell office:value-type="float" office:value="-250.302" calcext:value-type="float">
            <text:p>-250.302</text:p>
          </table:table-cell>
          <table:table-cell office:value-type="float" office:value="-251.968" calcext:value-type="float">
            <text:p>-251.968</text:p>
          </table:table-cell>
          <table:table-cell office:value-type="float" office:value="-252.334" calcext:value-type="float">
            <text:p>-252.334</text:p>
          </table:table-cell>
          <table:table-cell office:value-type="float" office:value="-265.444" calcext:value-type="float">
            <text:p>-265.444</text:p>
          </table:table-cell>
          <table:table-cell office:value-type="float" office:value="-253.532" calcext:value-type="float">
            <text:p>-253.532</text:p>
          </table:table-cell>
          <table:table-cell office:value-type="float" office:value="-262.26" calcext:value-type="float">
            <text:p>-262.26</text:p>
          </table:table-cell>
          <table:table-cell office:value-type="float" office:value="-262.155" calcext:value-type="float">
            <text:p>-262.1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3:08:36.475941759</meta:creation-date>
    <dc:date>2019-02-11T23:16:18.100668715</dc:date>
    <meta:editing-duration>PT7M50S</meta:editing-duration>
    <meta:editing-cycles>1</meta:editing-cycles>
    <meta:document-statistic meta:table-count="1" meta:cell-count="56" meta:object-count="0"/>
    <meta:generator>LibreOffice/5.4.5.1$Linux_X86_64 LibreOffice_project/40m0$Build-1</meta:generator>
  </office:meta>
</office:document-meta>
</file>